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number-columns-repeated="3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9.9">
            <text:p>9.9</text:p>
          </table:table-cell>
          <table:table-cell office:value-type="float" office:value="141">
            <text:p>141</text:p>
          </table:table-cell>
          <table:table-cell table:number-columns-repeated="4"/>
          <table:table-cell table:content-validation-name="val3"/>
          <table:table-cell table:content-validation-name="val5" office:value-type="float" office:value="416.45">
            <text:p>416.45</text:p>
          </table:table-cell>
          <table:table-cell table:style-name="Default" office:value-type="float" office:value="306.4">
            <text:p>306.4</text:p>
          </table:table-cell>
          <table:table-cell table:formula="of:=+[.J2]/[.I2]" office:value-type="percentage" office:value="0.735742586144795">
            <text:p>74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1.1">
            <text:p>11.1</text:p>
          </table:table-cell>
          <table:table-cell office:value-type="float" office:value="144">
            <text:p>144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6" office:value-type="float" office:value="373.98">
            <text:p>373.98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3">
            <text:p>13</text:p>
          </table:table-cell>
          <table:table-cell office:value-type="float" office:value="132.9">
            <text:p>132.9</text:p>
          </table:table-cell>
          <table:table-cell table:content-validation-name="val1"/>
          <table:table-cell table:content-validation-name="val2" office:value-type="string">
            <text:p>Pratylenchidae</text:p>
          </table:table-cell>
          <table:table-cell table:number-columns-repeated="2"/>
          <table:table-cell table:content-validation-name="val3"/>
          <table:table-cell table:content-validation-name="val6" office:value-type="float" office:value="493.13">
            <text:p>493.13</text:p>
          </table:table-cell>
          <table:table-cell table:style-name="Default" office:value-type="float" office:value="313.68">
            <text:p>313.68</text:p>
          </table:table-cell>
          <table:table-cell table:formula="of:=+[.J4]/[.I4]" office:value-type="percentage" office:value="0.63610001419504">
            <text:p>64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4.1">
            <text:p>14.1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501.28">
            <text:p>501.28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6.5">
            <text:p>16.5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542.14">
            <text:p>542.14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53"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0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0]/[.I6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1]/[.I6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2]/[.I6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3]/[.I6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4]/[.I6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5]/[.I6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6]/[.I6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7]/[.I6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8]/[.I6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9]/[.I6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0]/[.I7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1]/[.I7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2]/[.I7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3]/[.I7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4]/[.I7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75]/[.I7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76]/[.I7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77]/[.I7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78]/[.I7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79]/[.I7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0]/[.I8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1]/[.I8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2]/[.I8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3]/[.I8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4]/[.I8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5]/[.I8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6]/[.I8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7]/[.I8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8]/[.I8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89]/[.I8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90]/[.I9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91]/[.I9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92]/[.I9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93]/[.I9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94]/[.I9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95]/[.I9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96]/[.I9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97]/[.I9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98]/[.I9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99]/[.I9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100]/[.I10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101]/[.I10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102]/[.I10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43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2">12/12/2022</text:date>, <text:time>11:1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2T11:11:16.59</dc:date>
    <dc:creator>Lawrence Perepolkin</dc:creator>
    <meta:editing-duration>PT15H58M16S</meta:editing-duration>
    <meta:editing-cycles>57</meta:editing-cycles>
    <meta:generator>OpenOffice/4.1.13$Win32 OpenOffice.org_project/4113m1$Build-9810</meta:generator>
    <meta:document-statistic meta:table-count="3" meta:cell-count="306" meta:object-count="0"/>
  </office:meta>
</office:document-meta>
</file>